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5pt solid #000000"/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text-align="start" style:justify-single-word="false"/>
      <style:text-properties style:font-name="Liberation Sans" officeooo:rsid="00041d6e" officeooo:paragraph-rsid="00041d6e"/>
    </style:style>
    <style:style style:name="P3" style:family="paragraph" style:parent-style-name="Standard">
      <style:paragraph-properties fo:text-align="center" style:justify-single-word="false"/>
      <style:text-properties style:font-name="Liberation Sans" style:text-underline-style="solid" style:text-underline-width="auto" style:text-underline-color="font-color"/>
    </style:style>
    <style:style style:name="P4" style:family="paragraph" style:parent-style-name="Standard">
      <style:text-properties style:font-name="Liberation Sans" fo:font-style="italic" style:font-style-asian="italic" style:font-style-complex="italic"/>
    </style:style>
    <style:style style:name="P5" style:family="paragraph" style:parent-style-name="Table_20_Contents">
      <style:text-properties style:font-name="Liberation Sans"/>
    </style:style>
    <style:style style:name="P6" style:family="paragraph" style:parent-style-name="Table_20_Contents">
      <style:text-properties style:font-name="Liberation Sans" officeooo:paragraph-rsid="00041d6e"/>
    </style:style>
    <style:style style:name="P7" style:family="paragraph" style:parent-style-name="Table_20_Contents">
      <style:text-properties style:font-name="Liberation Sans" officeooo:paragraph-rsid="0005b5e7"/>
    </style:style>
    <style:style style:name="P8" style:family="paragraph" style:parent-style-name="Table_20_Contents">
      <style:text-properties style:font-name="Liberation Sans" officeooo:paragraph-rsid="00084367"/>
    </style:style>
    <style:style style:name="P9" style:family="paragraph" style:parent-style-name="Standard">
      <style:text-properties style:font-name="Liberation Sans"/>
    </style:style>
    <style:style style:name="P10" style:family="paragraph" style:parent-style-name="Standard">
      <style:paragraph-properties fo:text-align="start" style:justify-single-word="false"/>
      <style:text-properties style:font-name="Liberation Sans" officeooo:rsid="00041d6e" officeooo:paragraph-rsid="000b8119"/>
    </style:style>
    <style:style style:name="T1" style:family="text">
      <style:text-properties officeooo:rsid="00041d6e"/>
    </style:style>
    <style:style style:name="T2" style:family="text">
      <style:text-properties officeooo:rsid="00053324"/>
    </style:style>
    <style:style style:name="T3" style:family="text">
      <style:text-properties officeooo:rsid="00092ca5"/>
    </style:style>
    <style:style style:name="T4" style:family="text">
      <style:text-properties officeooo:rsid="000aeb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m :</text:p>
      <text:p text:style-name="P10">Prénom :</text:p>
      <text:p text:style-name="P10">Date :</text:p>
      <text:p text:style-name="P3">Travail réflexif : « <text:span text:style-name="T3">Bavardages incessants</text:span><text:span text:style-name="T2"> »</text:span></text:p>
      <text:p text:style-name="P1"/>
      <text:p text:style-name="P1">1. <text:span text:style-name="T1">P</text:span>ourquoi est-ce que j'aime <text:span text:style-name="T3">bavarder en classe</text:span> ? (environ 5 lignes)</text:p>
      <text:p text:style-name="P4">Réfléchis aux raisons pour lesquelles tu trouves cela amusant ou intéressant. Est-ce p<text:span text:style-name="T4">our partager des idées avec tes amis, pour te sentir moins seul•e, ou parce que tu trouves le cours ennuyeux</text:span> ? Essaie d'identifier ce qui te pousse à <text:span text:style-name="T4">parler constamment en cours</text:span>.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</table:table-cell>
        </table:table-row>
      </table:table>
      <text:p text:style-name="P1"/>
      <text:p text:style-name="P1">2. Pourquoi est-ce que <text:span text:style-name="T3">barvader en classe</text:span> gêne mon apprentissage et celui des autres ? (environ 5 lignes)</text:p>
      <text:p text:style-name="P4">Explique comment <text:span text:style-name="T4">tes bavardages perturbent</text:span> la classe. Pense à la manière dont cela détourne l'attention des autres élèves et d<text:span text:style-name="T1">e ta professeure de mathématiques</text:span>. Comment cela affecte-t-il ta propre concentration et ta capacité à suivre le cours ? <text:span text:style-name="T4">As-tu remarqué que tu rates des informations importantes à cause de tes discussions ?</text:span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6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  <text:p text:style-name="P6">………………………………………………………………………………………………………..</text:p>
          </table:table-cell>
        </table:table-row>
      </table:table>
      <text:p text:style-name="P1"/>
      <text:p text:style-name="P1">3. Vais-je continuer à <text:span text:style-name="T4">bavarder autant en classe ?</text:span> Pourquoi ? (environ 10 lignes)</text:p>
      <text:p text:style-name="P4">- Réfléchis aux conséquences de continuer ce comportement. Quels sont les risques pour toi (<text:span text:style-name="T4">ex : </text:span>s<text:span text:style-name="T4">ur tes notes</text:span>) ? Comment cela pourrait-il affecter ta relation avec tes camarades et tes enseignants ? Envisage des alternatives pour canaliser ton énergie ou exprimer tes besoins de manière plus constructive. <text:span text:style-name="T4">Par exemple, pourrais-tu participer plus activement aux discussions qui concernent le cours, ou poser des questions à tes professeurs ?</text:span></text:p>
      <text:p text:style-name="P1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7">………………………………………………………………………………………………………..</text:p>
            <text:p text:style-name="P7">………………………………………………………………………………………………………..</text:p>
            <text:p text:style-name="P7">………………………………………………………………………………………………………..</text:p>
            <text:p text:style-name="P7">………………………………………………………………………………………………………..</text:p>
            <text:p text:style-name="P7">………………………………………………………………………………………………………..</text:p>
            <text:p text:style-name="P7">………………………………………………………………………………………………………..</text:p>
            <text:p text:style-name="P7">………………………………………………………………………………………………………..</text:p>
            <text:p text:style-name="P8">………………………………………………………………………………………………………..</text:p>
            <text:p text:style-name="P8">………………………………………………………………………………………………………..</text:p>
            <text:p text:style-name="P8">………………………………………………………………………………………………………..</text:p>
            <text:p text:style-name="P8">………………………………………………………………………………………………………..</text:p>
            <text:p text:style-name="P8">……………………………………………………………………………………………………….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28T19:10:35.632000000</dc:date>
    <meta:editing-duration>PT11M44S</meta:editing-duration>
    <meta:editing-cycles>8</meta:editing-cycles>
    <meta:generator>LibreOffice/7.4.3.2$Windows_X86_64 LibreOffice_project/1048a8393ae2eeec98dff31b5c133c5f1d08b890</meta:generator>
    <meta:document-statistic meta:table-count="3" meta:image-count="0" meta:object-count="0" meta:page-count="1" meta:paragraph-count="36" meta:word-count="247" meta:character-count="2421" meta:non-whitespace-character-count="2210"/>
  </office:meta>
</office:document-meta>
</file>